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InvokeInterceptorChain.PostInvokeInterceptorChain( InterceptorContext context , List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s.doPostIntercept( InterceptorContext context , List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InvokeInterceptorChain.invoke(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InvokeInterceptorChain.PreInvokeInterceptorChain( InterceptorContext context , List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s.doPreIntercept( InterceptorContext context , List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InvokeInterceptorChain.invoke( 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